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4cm"/>
    </style:style>
    <style:style style:name="co2" style:family="table-column">
      <style:table-column-properties fo:break-before="auto" style:column-width="2.815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0099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ae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5" table:number-rows-spanned="1">
            <text:p>src</text:p>
          </table:table-cell>
          <table:covered-table-cell table:style-name="ce1" office:value-type="string">
            <text:p>src</text:p>
          </table:covered-table-cell>
          <table:covered-table-cell table:style-name="ce5"/>
          <table:covered-table-cell table:style-name="ce5"/>
          <table:covered-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4" table:number-rows-spanned="1">
            <text:p>ds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cess_media_in_dst_only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5" table:number-rows-spanned="1">
            <text:p>src</text:p>
          </table:table-cell>
          <table:covered-table-cell table:style-name="ce1"/>
          <table:covered-table-cell table:style-name="ce5"/>
          <table:covered-table-cell table:style-name="ce5"/>
          <table:covered-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dst</text:p>
          </table:table-cell>
          <table:covered-table-cell table:number-columns-repeated="2"/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cess_kept_media()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count(dst_kept) = kee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4" table:number-rows-spanned="1">
            <text:p>src</text:p>
          </table:table-cell>
          <table:covered-table-cell table:style-name="ce1"/>
          <table:covered-table-cell table:style-name="ce5"/>
          <table:covered-table-cell table:style-name="ce5"/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2" table:number-rows-spanned="1">
            <text:p>dst</text:p>
          </table:table-cell>
          <table:covered-table-cell table:style-name="ce6"/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lect_media()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size(src_selected) = size(src) + device_free_current – device_free_targ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_not_selected</text:p>
          </table:table-cell>
          <table:table-cell table:style-name="ce3" office:value-type="string" table:number-columns-spanned="2" table:number-rows-spanned="1">
            <text:p>src_selected</text:p>
          </table:table-cell>
          <table:covered-table-cell table:style-name="ce5"/>
          <table:table-cell table:style-name="ce1" office:value-type="string">
            <text:p>src_not_selected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2" table:number-rows-spanned="1">
            <text:p>dst</text:p>
          </table:table-cell>
          <table:covered-table-cell table:style-name="ce6"/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lete_media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_not_selected</text:p>
          </table:table-cell>
          <table:table-cell table:style-name="ce3" office:value-type="string" table:number-columns-spanned="2" table:number-rows-spanned="1">
            <text:p>src_selected</text:p>
          </table:table-cell>
          <table:covered-table-cell table:style-name="ce5"/>
          <table:table-cell table:style-name="ce1" office:value-type="string">
            <text:p>src_not_selected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dst</text:p>
          </table:table-cell>
          <table:table-cell table:style-name="ce7" office:value-type="string">
            <text:p>dst_delete</text:p>
          </table:table-cell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opy_media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_not_selected</text:p>
          </table:table-cell>
          <table:table-cell table:style-name="ce4" office:value-type="string">
            <text:p>src_sel_copy</text:p>
          </table:table-cell>
          <table:table-cell table:style-name="ce3" office:value-type="string">
            <text:p>src_selected</text:p>
          </table:table-cell>
          <table:table-cell table:style-name="ce1" office:value-type="string">
            <text:p>src_not_selected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dst</text:p>
          </table:table-cell>
          <table:table-cell table:style-name="ce7" office:value-type="string">
            <text:p>dst_delete</text:p>
          </table:table-cell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/04/2011</text:date>, <text:time>12:5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D'Avila</meta:initial-creator>
    <meta:creation-date>2011-04-14T20:20:50</meta:creation-date>
    <dc:date>2011-04-17T12:51:52</dc:date>
    <dc:creator>Eduardo D'Avila</dc:creator>
    <meta:editing-duration>PT04H09M16S</meta:editing-duration>
    <meta:editing-cycles>18</meta:editing-cycles>
    <meta:generator>OpenOffice.org/3.2$Linux OpenOffice.org_project/320m19$Build-9505</meta:generator>
    <meta:document-statistic meta:table-count="1" meta:cell-count="42" meta:object-count="0"/>
  </office:meta>
</office:document-meta>
</file>